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paragraph-rsid="000d4933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0ec409" officeooo:paragraph-rsid="000ec409"/>
    </style:style>
    <style:style style:name="P3" style:family="paragraph" style:parent-style-name="Standard" style:list-style-name="L2">
      <style:paragraph-properties fo:margin-top="0.101cm" fo:margin-bottom="0.101cm" loext:contextual-spacing="false"/>
      <style:text-properties officeooo:rsid="000ec409" officeooo:paragraph-rsid="000ec409"/>
    </style:style>
    <style:style style:name="P4" style:family="paragraph" style:parent-style-name="Standard" style:list-style-name="L2">
      <style:paragraph-properties fo:margin-top="0.101cm" fo:margin-bottom="0.101cm" loext:contextual-spacing="false"/>
      <style:text-properties officeooo:rsid="000d4933" officeooo:paragraph-rsid="000d4933"/>
    </style:style>
    <style:style style:name="P5" style:family="paragraph" style:parent-style-name="Standard" style:list-style-name="L3">
      <style:paragraph-properties fo:margin-top="0.101cm" fo:margin-bottom="0.101cm" loext:contextual-spacing="false"/>
      <style:text-properties fo:font-weight="normal" officeooo:rsid="000ec409" officeooo:paragraph-rsid="000ec409" style:font-weight-asian="normal" style:font-weight-complex="normal"/>
    </style:style>
    <style:style style:name="P6" style:family="paragraph" style:parent-style-name="Standard" style:list-style-name="L3">
      <style:paragraph-properties fo:margin-top="0.101cm" fo:margin-bottom="0.101cm" loext:contextual-spacing="false"/>
      <style:text-properties fo:font-weight="normal" officeooo:rsid="000f8815" officeooo:paragraph-rsid="000f8815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weight="normal" officeooo:rsid="000f8815" officeooo:paragraph-rsid="000f8815" style:font-weight-asian="normal" style:font-weight-complex="normal"/>
    </style:style>
    <style:style style:name="P8" style:family="paragraph" style:parent-style-name="Standard" style:list-style-name="L4">
      <style:paragraph-properties fo:margin-top="0.101cm" fo:margin-bottom="0.101cm" loext:contextual-spacing="false"/>
      <style:text-properties fo:font-weight="normal" officeooo:rsid="000f8815" officeooo:paragraph-rsid="000f8815" style:font-weight-asian="normal" style:font-weight-complex="normal"/>
    </style:style>
    <style:style style:name="P9" style:family="paragraph" style:parent-style-name="Standard" style:list-style-name="L3">
      <style:paragraph-properties fo:margin-top="0.101cm" fo:margin-bottom="0.101cm" loext:contextual-spacing="false"/>
      <style:text-properties officeooo:paragraph-rsid="000f8815"/>
    </style:style>
    <style:style style:name="P10" style:family="paragraph" style:parent-style-name="Text_20_body">
      <style:paragraph-properties fo:margin-top="0cm" fo:margin-bottom="0.423cm" loext:contextual-spacing="false" fo:line-height="120%" style:writing-mode="lr-tb"/>
    </style:style>
    <style:style style:name="P11" style:family="paragraph" style:parent-style-name="Heading_20_3">
      <style:paragraph-properties fo:margin-top="0.101cm" fo:margin-bottom="0.101cm" loext:contextual-spacing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f8815" officeooo:paragraph-rsid="000f8815" style:text-blinking="false" fo:background-color="transparent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4933" style:font-style-asian="normal" style:font-style-complex="normal"/>
    </style:style>
    <style:style style:name="T3" style:family="text">
      <style:text-properties fo:font-style="normal" officeooo:rsid="000ec409" style:font-style-asian="normal" style:font-style-complex="normal"/>
    </style:style>
    <style:style style:name="T4" style:family="text">
      <style:text-properties fo:font-style="normal" officeooo:rsid="000f8815" style:font-style-asian="normal" style:font-style-complex="normal"/>
    </style:style>
    <style:style style:name="T5" style:family="text">
      <style:text-properties fo:font-style="normal" officeooo:rsid="00118049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0d4933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d4933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0f8815" style:font-style-asian="normal" style:font-weight-asian="normal" style:font-style-complex="normal" style:font-weight-complex="normal"/>
    </style:style>
    <style:style style:name="T10" style:family="text">
      <style:text-properties fo:font-style="italic" style:text-underline-style="solid" style:text-underline-width="auto" style:text-underline-color="font-color" officeooo:rsid="000d4933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 style:font-style-asian="normal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style:text-blinking="false" fo:background-color="transparent" loext:char-shading-value="0" style:font-style-asian="normal" style:font-style-complex="normal"/>
    </style:style>
    <style:style style:name="T19" style:family="text">
      <style:text-properties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Nosema bombi</text:span><text:span text:style-name="T6"> DNA extraction protocol</text:span></text:p>
      <text:p text:style-name="P1"><text:span text:style-name="T6"/></text:p>
      <text:p text:style-name="P1"><text:span text:style-name="T2">Isolatea spores from gut using Brown lab protocol </text:span></text:p>
      <text:p text:style-name="P1"><text:span text:style-name="T2"/></text:p>
      <text:p text:style-name="P1"><text:span text:style-name="T2">Use DNA extraction </text:span><text:span text:style-name="T3">and precipitation </text:span><text:span text:style-name="T2">protocol from Schwessinger and McDonald (2017) </text:span><text:a xlink:type="simple" xlink:href="https://www.protocols.io/view/high-quality-dna-from-fungi-for-long-read-sequenci-k6qczdw?step=30" text:style-name="Internet_20_link" text:visited-style-name="Visited_20_Internet_20_Link"><text:span text:style-name="T2">https://www.protocols.io/view/high-quality-dna-from-fungi-for-long-read-sequenci-k6qczdw?step=30</text:span></text:a><text:span text:style-name="T2"> –</text:span><text:span text:style-name="T4"> gives hundreds to thousands ng of DNA </text:span></text:p>
      <text:p text:style-name="P1"><text:span text:style-name="T2"/></text:p>
      <text:p text:style-name="P2"><text:span text:style-name="T2"><text:tab/></text:span><text:span text:style-name="T8">D</text:span><text:span text:style-name="T7">NA Extraction </text:span></text:p>
      <text:list xml:id="list2156539322" text:style-name="L2">
        <text:list-item>
          <text:p text:style-name="P4"><text:span text:style-name="T1">Grind spores with liquid nitrogen in a mortar with sand (1g of sand per 100mg of starting material)</text:span></text:p>
        </text:list-item>
        <text:list-item>
          <text:p text:style-name="P4"><text:span text:style-name="T1">In a falcon tube add lysis buffer (A+B+C+PVP10+PVP40 in 50ml ← protocol, or 0.08% Ringers Solution ← Brown lab methods) and RNAse A</text:span></text:p>
        </text:list-item>
        <text:list-item>
          <text:p text:style-name="P4"><text:span text:style-name="T1">Incubate at room temperature </text:span></text:p>
        </text:list-item>
        <text:list-item>
          <text:p text:style-name="P4"><text:span text:style-name="T1">Add 200uL Proteinase K. Incubate at room temperature</text:span></text:p>
        </text:list-item>
        <text:list-item>
          <text:p text:style-name="P4"><text:span text:style-name="T1">Cool on ice for 5 minutes</text:span></text:p>
        </text:list-item>
        <text:list-item>
          <text:p text:style-name="P4"><text:span text:style-name="T1">Add 2.8ml Kac 5M, incubate on ice for 5 minutes </text:span></text:p>
        </text:list-item>
        <text:list-item>
          <text:p text:style-name="P4"><text:span text:style-name="T1">Spin at 4*C and 5000g for 12 minutes </text:span></text:p>
        </text:list-item>
        <text:list-item>
          <text:p text:style-name="P4"><text:span text:style-name="T1">Transfer supernatant to 17 mL </text:span><text:span text:style-name="T3">phenol-chlorophorm mix (P/C/I)</text:span></text:p>
        </text:list-item>
        <text:list-item>
          <text:p text:style-name="P3"><text:span text:style-name="T1">Spin at 4*C and 4000g for 10 minutes </text:span></text:p>
        </text:list-item>
        <text:list-item>
          <text:p text:style-name="P3"><text:span text:style-name="T1">Transfer supernatant to fresh falcon tube with 17ml P/C/I and mix by inversion </text:span></text:p>
        </text:list-item>
        <text:list-item>
          <text:p text:style-name="P3"><text:span text:style-name="T1">Spin at 4*C and 4000g for 10 minutes </text:span></text:p>
        </text:list-item>
        <text:list-item>
          <text:p text:style-name="P3"><text:span text:style-name="T1">Transfer supernatant to fresh falcon tube. If the solution remains milky, repeat P/C/I wash. If clear go to DNA precipitation. (should be about 15mL of supernatant)</text:span></text:p>
        </text:list-item>
      </text:list>
      <text:p text:style-name="P2"><text:span text:style-name="T1"/></text:p>
      <text:p text:style-name="P2"><text:span text:style-name="T1"><text:tab/></text:span><text:span text:style-name="T7">DNA Precipitation </text:span></text:p>
      <text:list xml:id="list163239874" text:style-name="L3">
        <text:list-item>
          <text:p text:style-name="P5"><text:span text:style-name="T1">|Add 1.5ml NaAc and mix by inversion</text:span></text:p>
        </text:list-item>
        <text:list-item>
          <text:p text:style-name="P5"><text:span text:style-name="T1">Add 15ml RT isopropanol and mix by inversion</text:span></text:p>
        </text:list-item>
        <text:list-item>
          <text:p text:style-name="P5"><text:span text:style-name="T1">Incubate at room temp for 5-10 minutes </text:span></text:p>
        </text:list-item>
        <text:list-item>
          <text:p text:style-name="P5"><text:span text:style-name="T1">Spin at 4*C and 8000g for 30 minutes </text:span></text:p>
        </text:list-item>
        <text:list-item>
          <text:p text:style-name="P5"><text:span text:style-name="T1">Carefully pour off supernatant. DNA will form translucent to white pellet/film at the bottom of the tube </text:span></text:p>
        </text:list-item>
        <text:list-item>
          <text:p text:style-name="P5"><text:span text:style-name="T1">Wash pellet in 5mL 70% EtOH</text:span></text:p>
        </text:list-item>
        <text:list-item>
          <text:p text:style-name="P5"><text:span text:style-name="T1">Spin 3000-5000g for 3-5 minutes to stick pellet back to side of falcon tube </text:span></text:p>
        </text:list-item>
        <text:list-item>
          <text:p text:style-name="P5"><text:span text:style-name="T1">Pour off EtOH wash until about 0.5mL remaining. Gently dislodge pellet with 1mL pipette tip and pour pellet with remaining 70% EtOH into fresh eppendorf tube. If the DNA is not pure the pellet will break apart.</text:span></text:p>
        </text:list-item>
        <text:list-item>
          <text:p text:style-name="P6"><text:span text:style-name="T1">Spin in table top centrifuge for 5 mins at 13000g </text:span></text:p>
        </text:list-item>
        <text:list-item>
          <text:p text:style-name="P6"><text:span text:style-name="T1">Remove supernatant with pipette and wash with 1.5mL fresh 70% EtOH </text:span></text:p>
        </text:list-item>
        <text:list-item>
          <text:p text:style-name="P6"><text:soft-page-break/><text:span text:style-name="T1">Spin in table top centrifuge for 5 minutse at 13000g. Repeat wash steps </text:span></text:p>
        </text:list-item>
        <text:list-item>
          <text:p text:style-name="P6"><text:span text:style-name="T1">Pour off ethanol and remove any remaining with pipette. </text:span></text:p>
        </text:list-item>
        <text:list-item>
          <text:p text:style-name="P9"><text:span text:style-name="T9">Air dry pellet for 2-3 minute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4:54:05.111201593</meta:creation-date>
    <dc:date>2020-02-11T05:50:07.114032748</dc:date>
    <meta:editing-duration>PT16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354" meta:character-count="2047" meta:non-whitespace-character-count="1726"/>
  </office:meta>
</office:document-meta>
</file>